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12.74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-left="0.5pt solid #b4c6e7" fo:border-right="0.5pt solid #b4c6e7" fo:border-top="0.5pt solid #b4c6e7" fo:border-bottom="1.5pt solid #8eaadb" style:writing-mode="lr-tb"/>
    </style:style>
    <style:style style:name="Tableau1.A2" style:family="table-cell">
      <style:table-cell-properties fo:padding-left="0.191cm" fo:padding-right="0.191cm" fo:padding-top="0cm" fo:padding-bottom="0cm" fo:border="0.5pt solid #b4c6e7" style:writing-mode="lr-tb"/>
    </style:style>
    <style:style style:name="P1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paragraph-rsid="0018b845"/>
    </style:style>
    <style:style style:name="P3" style:family="paragraph" style:parent-style-name="Standard">
      <style:text-properties officeooo:paragraph-rsid="0018b845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Standard">
      <style:text-properties officeooo:rsid="0018b845" officeooo:paragraph-rsid="0018b845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8" style:family="paragraph" style:parent-style-name="Standard">
      <style:text-properties officeooo:rsid="0018b845" officeooo:paragraph-rsid="0018b845"/>
    </style:style>
    <style:style style:name="P9" style:family="paragraph" style:parent-style-name="Heading_20_1">
      <style:paragraph-properties fo:text-align="start" style:justify-single-word="false"/>
      <style:text-properties officeooo:rsid="0018b845" officeooo:paragraph-rsid="0018b845"/>
    </style:style>
    <style:style style:name="P10" style:family="paragraph" style:parent-style-name="List_20_Paragraph" style:list-style-name="WWNum9"/>
    <style:style style:name="P11" style:family="paragraph" style:parent-style-name="List_20_Paragraph" style:list-style-name="WWNum9">
      <style:text-properties officeooo:paragraph-rsid="0018b845"/>
    </style:style>
    <style:style style:name="P12" style:family="paragraph" style:parent-style-name="List_20_Paragraph" style:list-style-name="WWNum9">
      <style:text-properties officeooo:paragraph-rsid="001a111a"/>
    </style:style>
    <style:style style:name="P13" style:family="paragraph" style:parent-style-name="List_20_Paragraph" style:list-style-name="WWNum9">
      <style:text-properties officeooo:rsid="0018b845" officeooo:paragraph-rsid="0018b845"/>
    </style:style>
    <style:style style:name="P14" style:family="paragraph" style:parent-style-name="List_20_Paragraph" style:list-style-name="WWNum10"/>
    <style:style style:name="P15" style:family="paragraph" style:parent-style-name="List_20_Paragraph" style:list-style-name="WWNum11"/>
    <style:style style:name="T1" style:family="text">
      <style:text-properties text:display="tr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egoe UI Emoji" style:font-name-asian="Segoe UI Emoji1" style:font-name-complex="Segoe UI Emoji1"/>
    </style:style>
    <style:style style:name="T4" style:family="text">
      <style:text-properties officeooo:rsid="0018b845"/>
    </style:style>
    <style:style style:name="T5" style:family="text">
      <style:text-properties officeooo:rsid="001a111a"/>
    </style:style>
    <style:style style:name="T6" style:family="text">
      <style:text-properties officeooo:rsid="001b30d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eth Timer</text:p>
      <text:p text:style-name="Title">Spécifications Fonctionnelles Générales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Rédigé par</text:p>
          </table:table-cell>
          <table:table-cell table:style-name="Tableau1.A1" office:value-type="string">
            <text:p text:style-name="P7">Poste</text:p>
          </table:table-cell>
        </table:table-row>
        <table:table-row table:style-name="Tableau1.1">
          <table:table-cell table:style-name="Tableau1.A2" office:value-type="string">
            <text:p text:style-name="P7">Marc Flausino</text:p>
          </table:table-cell>
          <table:table-cell table:style-name="Tableau1.A2" office:value-type="string">
            <text:p text:style-name="P6">Product Owner</text:p>
          </table:table-cell>
        </table:table-row>
      </table:table>
      <text:p text:style-name="Standard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Table des matières</text:p>
          </text:index-title>
          <text:p text:style-name="P1"><text:a xlink:type="simple" xlink:href="#_Toc127465532" text:style-name="Index_20_Link" text:visited-style-name="Index_20_Link">Projet</text:a><text:a xlink:type="simple" xlink:href="#_Toc127465532" text:style-name="Index_20_Link" text:visited-style-name="Index_20_Link"><text:span text:style-name="T1"><text:tab/>1</text:span></text:a></text:p>
          <text:p text:style-name="P1"><text:a xlink:type="simple" xlink:href="#_Toc127465533" text:style-name="Index_20_Link" text:visited-style-name="Index_20_Link">Vue paramètres</text:a><text:a xlink:type="simple" xlink:href="#_Toc127465533" text:style-name="Index_20_Link" text:visited-style-name="Index_20_Link"><text:span text:style-name="T1"><text:tab/>1</text:span></text:a></text:p>
          <text:p text:style-name="P1"><text:a xlink:type="simple" xlink:href="#_Toc127465534" text:style-name="Index_20_Link" text:visited-style-name="Index_20_Link">Fonctionnalités supplémentaires</text:a><text:a xlink:type="simple" xlink:href="#_Toc127465534" text:style-name="Index_20_Link" text:visited-style-name="Index_20_Link"><text:span text:style-name="T1"><text:tab/>2</text:span></text:a></text:p>
          <text:p text:style-name="Standard"/>
        </text:index-body>
      </text:table-of-content>
      <text:p text:style-name="Standard"/>
      <text:h text:style-name="Heading_20_1" text:outline-level="1"><text:bookmark-start text:name="_Toc127465532"/>Projet<text:bookmark-end text:name="_Toc127465532"/></text:h>
      <text:p text:style-name="Standard"><text:span text:style-name="T2">L’application</text:span> <text:span text:style-name="T2">mobile</text:span> <text:span text:style-name="T2">Teeth Timer</text:span> doit permettre aux enfants de se brosser chaque zone de la dentition dans un temps donné avec un temps de pause entre chaque zone.</text:p>
      <text:p text:style-name="Standard">Nous avons besoin sur l’application </text:p>
      <text:list xml:id="list625973314" text:style-name="WWNum9">
        <text:list-item>
          <text:p text:style-name="P10">D’une vue principale « Timer » où arrive par défaut l’utilisateur.</text:p>
        </text:list-item>
        <text:list-item>
          <text:p text:style-name="P10">D’une vue « Paramètres » où l’utilisateur peut paramétrer certains éléments</text:p>
        </text:list-item>
      </text:list>
      <text:p text:style-name="P4"/>
      <text:p text:style-name="P4"/>
      <text:h text:style-name="P9" text:outline-level="1"><text:bookmark-start text:name="_Toc127868440"/>Layout<text:bookmark-end text:name="_Toc127868440"/></text:h>
      <text:p text:style-name="P5">Le Layout est en trois partie :</text:p>
      <text:list xml:id="list104205685982001" text:continue-numbering="true" text:style-name="WWNum9">
        <text:list-item>
          <text:p text:style-name="P13">Le nom de la page en cours en haut</text:p>
        </text:list-item>
        <text:list-item>
          <text:p text:style-name="P13">Le contenu de la page</text:p>
        </text:list-item>
        <text:list-item>
          <text:p text:style-name="P13">Les tabs pour naviguer en bas</text:p>
        </text:list-item>
      </text:list>
      <text:p text:style-name="P5">Le<text:span text:style-name="T6">s couleurs seront noir blanc et bleue</text:span>, à part dans le formulaire ou une entrée valide aura du vert et une erreur du rouge.</text:p>
      <text:p text:style-name="P3"/>
      <text:p text:style-name="P3"/>
      <text:h text:style-name="P2" text:outline-level="1"><text:bookmark-start text:name="_Toc127868441"/>Vue Timer<text:bookmark-end text:name="_Toc127868441"/></text:h>
      <text:p text:style-name="P3">Le « Timer » est divisé en <text:span text:style-name="T5">six</text:span> zones : </text:p>
      <text:list xml:id="list104204492880813" text:continue-numbering="true" text:style-name="WWNum9">
        <text:list-item>
          <text:p text:style-name="P11">Le nombre de zones brossées <text:span text:style-name="T5">et le nombre de zones total à brosser.</text:span></text:p>
        </text:list-item>
        <text:list-item>
          <text:p text:style-name="P11"><text:soft-page-break/>Le temps <text:span text:style-name="T5">passé</text:span> de<text:span text:style-name="T5">puis le début du</text:span> brossage.</text:p>
        </text:list-item>
        <text:list-item>
          <text:p text:style-name="P11">Trois boutons <text:span text:style-name="T5">qui agissent sur ce timer</text:span></text:p>
          <text:list>
            <text:list-item>
              <text:p text:style-name="P11">Pause : mettre en pause le timer</text:p>
            </text:list-item>
            <text:list-item>
              <text:p text:style-name="P11">Play : démarrer ou redémarrer le timer après une mise en pause.</text:p>
            </text:list-item>
            <text:list-item>
              <text:p text:style-name="P11">Reset : réinitialiser le timer à zéro.</text:p>
            </text:list-item>
          </text:list>
        </text:list-item>
        <text:list-item>
          <text:p text:style-name="P11"><text:s/><text:span text:style-name="T5">Le temps passé depuis le début de l’étape en cours.</text:span></text:p>
        </text:list-item>
        <text:list-item>
          <text:p text:style-name="P12"><text:span text:style-name="T5">Les t</text:span>rois <text:span text:style-name="T5">même </text:span>boutons <text:span text:style-name="T5">qui agissent sur ce deuxième timer en plus petit également</text:span></text:p>
        </text:list-item>
        <text:list-item>
          <text:p text:style-name="P12">En dessous, il sera écrit « Timer pour » et le nom de l’enfant sauvegardé préalablement dans les paramètres. Il sera de la même taille que le texte de la partie « zones brossées ».</text:p>
        </text:list-item>
      </text:list>
      <text:p text:style-name="P3"/>
      <text:p text:style-name="P3"/>
      <text:h text:style-name="Heading_20_1" text:outline-level="1"><text:bookmark-start text:name="_Toc127465533"/>Vue paramètres<text:bookmark-end text:name="_Toc127465533"/></text:h>
      <text:p text:style-name="Standard">La vue paramètres est accessible via le bouton « Paramètres » en bas de l’écran.</text:p>
      <text:p text:style-name="Standard">Elle permet de modifier les paramètres de l’application. On utilisera des valeurs par défaut au début que l’on pourra modifier à la volée le temps de l’ouverture de l’application, mais plus tard <text:span text:style-name="T2">si vous avez le temps</text:span> vous devrez faire en sorte de mémoriser ces informations dans le téléphone.</text:p>
      <text:p text:style-name="Standard">Cette vue permet de modifier les paramètres suivants : </text:p>
      <text:list xml:id="list1982397711" text:style-name="WWNum10">
        <text:list-item>
          <text:p text:style-name="P14">Le nombre total de zones</text:p>
          <text:list>
            <text:list-item>
              <text:p text:style-name="P14">C’est le nombre total de zones à brosser.</text:p>
            </text:list-item>
            <text:list-item>
              <text:p text:style-name="P14">La valeur par défaut est 15.</text:p>
            </text:list-item>
          </text:list>
        </text:list-item>
        <text:list-item>
          <text:p text:style-name="P14">Quand changer de zone ?</text:p>
          <text:list>
            <text:list-item>
              <text:p text:style-name="P14">C’est le temps en secondes que l’on consacre au brossage de chaque zone</text:p>
            </text:list-item>
            <text:list-item>
              <text:p text:style-name="P14">La valeur par défaut est 16.</text:p>
            </text:list-item>
          </text:list>
        </text:list-item>
        <text:list-item>
          <text:p text:style-name="P14">Tps d’attente entre zones</text:p>
          <text:list>
            <text:list-item>
              <text:p text:style-name="P14">C’est le temps d’attente en secondes entre chaque brossage de zone</text:p>
            </text:list-item>
            <text:list-item>
              <text:p text:style-name="P14">La valeur par défaut est 6.</text:p>
            </text:list-item>
          </text:list>
        </text:list-item>
        <text:list-item>
          <text:p text:style-name="P14">Pour qui ?</text:p>
          <text:list>
            <text:list-item>
              <text:p text:style-name="P14">C’est le texte que l’on veut mettre après « Timer pour » sur la vue principale Timer.</text:p>
            </text:list-item>
            <text:list-item>
              <text:p text:style-name="P14">Ce texte sera limité à 20 caractères</text:p>
            </text:list-item>
            <text:list-item>
              <text:p text:style-name="P14">La valeur par défaut est « mon petit marco ».</text:p>
            </text:list-item>
          </text:list>
        </text:list-item>
      </text:list>
      <text:p text:style-name="Standard"><text:span text:style-name="T2">Attention</text:span> : sur la maquette le client a oublié le paramètre « Tps d’attente » <text:span text:style-name="T4">et il n’y a pas de bouton de sauvegarde.</text:span></text:p>
      <text:p text:style-name="Standard">Si un de ces paramètres n’est pas valide, la sauvegarde est impossible. Il faut pouvoir avertir l’utilisateur sur les champs qui posent problème.</text:p>
      <text:p text:style-name="Standard"/>
      <text:p text:style-name="Standard"/>
      <text:h text:style-name="Heading_20_1" text:outline-level="1"><text:bookmark-start text:name="_Toc127465534"/>Fonctionnalités supplémentaires<text:bookmark-end text:name="_Toc127465534"/></text:h>
      <text:p text:style-name="Standard"><text:span text:style-name="T2">Si vous avez le temps</text:span>, vous voudrez bien ajouter les fonctionnalités ci-dessous. </text:p>
      <text:list xml:id="list4183324939" text:style-name="WWNum11">
        <text:list-item>
          <text:p text:style-name="P15">Sauvegarder les paramètres dans le téléphone </text:p>
        </text:list-item>
        <text:list-item>
          <text:p text:style-name="P15"><text:soft-page-break/>A la fin de chaque étape de brossage, jouer un son court pour que l’enfant sache qu’il doit s’arrêter de brosser et cracher le dentifrice sans avoir à regarder le téléphone.</text:p>
        </text:list-item>
        <text:list-item>
          <text:p text:style-name="P15">Faire en sorte que l’écran du téléphone ne s’éteigne pas quand le timer est en marche.</text:p>
        </text:list-item>
      </text:list>
      <text:p text:style-name="Standard">Cela nous permettra de rendre le client complètement satisfait.</text:p>
      <text:p text:style-name="Standard">Votre chef de projet technique (formateur <text:span text:style-name="T3">😊</text:span>) vous dira comment procéde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ubtitle" style:family="paragraph" style:parent-style-name="Standard" style:next-style-name="Standard" loext:linked-style-name="Sous-titre_20_Car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TML_20_Preformatted" style:display-name="HTML Preformatted" style:family="paragraph" style:parent-style-name="Standard" loext:linked-style-name="Préformaté_20_HTML_20_C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Sous-titre_20_Car" style:display-name="Sous-titre C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itre_20_3_20_Car" style:display-name="Titre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Préformaté_20_HTML_20_Car" style:display-name="Préformaté HTML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FLAUSINO</meta:initial-creator>
    <meta:editing-cycles>398</meta:editing-cycles>
    <meta:creation-date>2023-01-21T09:03:00</meta:creation-date>
    <dc:date>2023-02-24T10:42:03.713574676</dc:date>
    <meta:editing-duration>PT8M58S</meta:editing-duration>
    <meta:generator>LibreOffice/7.3.7.2$Linux_X86_64 LibreOffice_project/30$Build-2</meta:generator>
    <meta:document-statistic meta:table-count="1" meta:image-count="0" meta:object-count="0" meta:page-count="3" meta:paragraph-count="58" meta:word-count="596" meta:character-count="3193" meta:non-whitespace-character-count="2679"/>
    <meta:user-defined meta:name="AppVersion">16.0000</meta:user-defined>
    <meta:template xlink:type="simple" xlink:actuate="onRequest" xlink:title="Normal.dotm" xlink:href=""/>
  </office:meta>
</office:document-meta>
</file>